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23.687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19.161cm"/>
    </style:style>
    <style:style style:name="co8" style:family="table-column">
      <style:table-column-properties fo:break-before="auto" style:column-width="2.238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33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" style:family="table-cell" style:parent-style-name="Default">
      <style:table-cell-properties fo:background-color="#0099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fo:border-bottom="none" fo:background-color="#009933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</style:style>
    <style:style style:name="ce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9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0" style:family="table-cell" style:parent-style-name="Default">
      <style:table-cell-properties fo:background-color="#0099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4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ce8"/>
        <table:table-column table:style-name="co5" table:default-cell-style-name="ce8"/>
        <table:table-column table:style-name="co4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ce8"/>
        <table:table-column table:style-name="co4" table:default-cell-style-name="Default"/>
        <table:table-column table:style-name="co8" table:default-cell-style-name="ce8"/>
        <table:table-column table:style-name="co4" table:default-cell-style-name="Default"/>
        <table:table-column table:style-name="co8" table:default-cell-style-name="ce8"/>
        <table:table-column table:style-name="co4" table:default-cell-style-name="Default"/>
        <table:table-column table:style-name="co8" table:default-cell-style-name="ce8"/>
        <table:table-column table:style-name="co4" table:number-columns-repeated="101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9" office:value-type="string">
            <text:p>PAQUETE 1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Añadir routers a las funcionalidades relacionadas con gestión de datos de usuario.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" office:value-type="float" office:value="2">
            <text:p>2</text:p>
          </table:table-cell>
          <table:table-cell table:style-name="ce1" office:value-type="string">
            <text:p>Añadir routers a los botones del navegador para aportar una utilidad básica.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" office:value-type="float" office:value="3">
            <text:p>3</text:p>
          </table:table-cell>
          <table:table-cell table:style-name="ce1" office:value-type="string">
            <text:p>Preparar los Views de la lista de vídeos para listar los vídeos en grupos de 10 con un sistema de paginas para ir al siguiente o anterior.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Dejar terminados los Views, Routers y funcionalidad de Configuración, Help y About.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Realizar el formulario de login y register con otro recurso que no utilice URLs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Documentar lo realizado y realizar control con el tutor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>
            <text:p>Duración estimada: 2 semanas, Control: 7-4-2015 ó 9-4-2015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>
            <text:p>Si no da tiempo a algo que sea algo del apartado 4, si ocurriera, pasará a ser parte del paquete 2 al final de la lista.</text:p>
          </table:table-cell>
          <table:table-cell table:style-name="ce15"/>
          <table:table-cell table:style-name="Default"/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9" office:value-type="string">
            <text:p>PAQUETE 2</text:p>
          </table:table-cell>
          <table:table-cell/>
          <table:table-cell table:style-name="Default"/>
          <table:table-cell table:style-name="ce9" office:value-type="string">
            <text:p>PAQUETE AUXILIAR</text:p>
          </table:table-cell>
          <table:table-cell table:number-columns-repeated="1018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Hacer funcionar el filtrado de vídeos en aquellos tabs que lo necesiten.</text:p>
          </table:table-cell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Montar el botón de subida de vídeos preparando el View con el formulario y el Model de vídeo que pasa al servidor.</text:p>
          </table:table-cell>
          <table:table-cell table:number-columns-repeated="1018"/>
        </table:table-row>
        <table:table-row table:style-name="ro4">
          <table:table-cell/>
          <table:table-cell table:style-name="ce4" office:value-type="float" office:value="2">
            <text:p>2</text:p>
          </table:table-cell>
          <table:table-cell table:style-name="ce10" office:value-type="string">
            <text:p>Poner los vídeos de forma más presentable y en 2 columnas.</text:p>
          </table:table-cell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Paginación de la función search<text:span text:style-name="T1">.</text:span></text:p>
          </table:table-cell>
          <table:table-cell table:style-name="ce16"/>
          <table:table-cell table:number-columns-repeated="1017"/>
        </table:table-row>
        <table:table-row table:style-name="ro4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Montar el botón de subida de vídeos preparando el View con el formulario y el Model de vídeo que pasa al servidor.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string">
            <text:p>Preparar CSS3 para exponer lo hecho.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Paginación de la función search<text:span text:style-name="T1">.</text:span></text:p>
          </table:table-cell>
          <table:table-cell/>
          <table:table-cell table:style-name="ce6" office:value-type="float" office:value="4">
            <text:p>4</text:p>
          </table:table-cell>
          <table:table-cell table:style-name="ce12"/>
          <table:table-cell table:number-columns-repeated="1018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2" office:value-type="string">
            <text:p>Cuando funcione el filtrado de vídeos, en los datos de usuario mostrar los vídeos que ha subido.</text:p>
          </table:table-cell>
          <table:table-cell/>
          <table:table-cell table:style-name="ce6" office:value-type="float" office:value="5">
            <text:p>5</text:p>
          </table:table-cell>
          <table:table-cell table:style-name="ce12"/>
          <table:table-cell table:number-columns-repeated="1018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2" office:value-type="string">
            <text:p>Formación sobre manejo de vídeos con los Views de backbone para preparar el trabajo del paquete 3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6" office:value-type="float" office:value="7">
            <text:p>7</text:p>
          </table:table-cell>
          <table:table-cell table:style-name="ce12" office:value-type="string">
            <text:p>Documentar lo realizado y realizar control con el tutor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Duración estimada: 2 semanas, Control: 21-4-2015 ó 23-4-2015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Si no da tiempo a algo que sea del apartado 4, si ocurriera, pasará a ser parte del paquete 3 al principio de la lista</text:p>
          </table:table-cell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9" office:value-type="string">
            <text:p>PAQUETE 3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table:style-name="ce12" office:value-type="string">
            <text:p>Generar el View para los videos de practica junto con las opciones de grabación y botón de grabado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12" office:value-type="string">
            <text:p>Generar el View para el subtitulado de videos con todas las opciones posibles desde mi conocimiento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12" office:value-type="string">
            <text:p>Generar Views y Routers de los listados de videos que aparecen en cada tab de la sección Evaluar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12" office:value-type="string">
            <text:p>Generar View de la evaluación de un video con su formulario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2" office:value-type="string">
            <text:p>Documentar lo realizado y realizar control con el tutor.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office:value-type="string">
            <text:p>Duración estimada: 2 semanas, Control: 5-5-2015 ó 7-5-2015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13" office:value-type="string">
            <text:p>Consultar con juanan hasta donde llega mi responsabilidad en cada apartado de interacción con videos para juzgar futuros paquetes.</text:p>
          </table:table-cell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14" office:value-type="string">
            <text:p>Tareas sueltas que se harán o no en función del tiempo disponibl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Idiomas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Sistema de creditos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Dedicar tiempo a dar una mejor apariencia a la página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6" office:value-type="string">
            <text:p>Mostrar estadisticas e historial en los datos de usuario.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14" office:value-type="string">
            <text:p>Tareas importantes sin asignar a un paquete por ahora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Realización de pruebas + Formación al respecto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Correción de errores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Terminar la documentación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6" office:value-type="string">
            <text:p>Realizar llamadas AJAX para comunicarse con el servidor en cuanto a la gestión de usuarios se refiere.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6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6" office:value-type="float" office:value="7">
            <text:p>7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6" office:value-type="float" office:value="8">
            <text:p>8</text:p>
          </table:table-cell>
          <table:table-cell table:style-name="ce6" office:value-type="string">
            <text:p>Más cosas importantes de las que me vaya acordando.</text:p>
          </table:table-cell>
          <table:table-cell table:number-columns-repeated="102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12:5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L</meta:initial-creator>
    <meta:creation-date>2015-03-26T10:00:40</meta:creation-date>
    <dc:date>2015-04-23T12:54:31.47</dc:date>
    <meta:generator>OpenOffice/4.1.1$Win32 OpenOffice.org_project/411m6$Build-9775</meta:generator>
    <meta:editing-duration>PT6H3M9S</meta:editing-duration>
    <meta:editing-cycles>9</meta:editing-cycles>
    <meta:document-statistic meta:table-count="3" meta:cell-count="77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